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style:style>
    <style:style style:name="P78"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2">
      <style:text-properties fo:language="en" fo:country="US"/>
    </style:style>
    <style:style style:name="P145" style:family="paragraph" style:parent-style-name="Heading_20_2">
      <style:paragraph-properties fo:text-align="justify" style:justify-single-word="false"/>
    </style:style>
    <style:style style:name="P146" style:family="paragraph" style:parent-style-name="Heading_20_3">
      <style:text-properties fo:language="ru" fo:country="RU"/>
    </style:style>
    <style:style style:name="P14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style:font-weight-asian="bold" style:font-weight-complex="bold" loext:char-shading-value="0"/>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4" style:family="text">
      <style:text-properties style:use-window-font-color="true" fo:language="ru" fo:country="RU" fo:font-style="normal" fo:background-color="transparent" style:font-style-asian="normal" style:font-style-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style:font-weight-asian="normal" style:font-weight-complex="normal" loext:char-shading-value="0"/>
    </style:style>
    <style:style style:name="T61" style:family="text">
      <style:text-properties style:text-line-through-style="solid"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53"/>
      <text:h text:style-name="P144"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6"><text:span text:style-name="T11">– Нэш, к</text:span>ак называется наш проект?</text:p>
      <text:p text:style-name="P74"><text:span text:style-name="T8">– </text:span><text:span text:style-name="T59">Дайсон.</text:span></text:p>
      <text:p text:style-name="P74"><text:span text:style-name="T8">– </text:span><text:span text:style-name="T59">Сколько тебе лет?</text:span></text:p>
      <text:p text:style-name="P74"><text:span text:style-name="T8">– </text:span><text:span text:style-name="T59">Два года с начала запуска кластера.</text:span></text:p>
      <text:p text:style-name="P74"><text:span text:style-name="T8">– </text:span><text:span text:style-name="T59">Какой сейчас год?</text:span></text:p>
      <text:p text:style-name="P74"><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4"><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6">Бип-бип-бип.</text:p>
      <text:p text:style-name="P106"><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4"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4"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6879793933111357735" text:style-name="L1">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5"><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text:span><text:soft-page-break/><text:span text:style-name="T78">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4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44"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79"/>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7"/>
      <text:p text:style-name="P58">Дата: <text:span text:style-name="T24">12.04.1003 А.С.</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69">24пн</text:p>
      <text:p text:style-name="P69">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text:soft-page-break/>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45" text:outline-level="2"><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8"/>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1"/>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text:soft-page-break/>Именем правительства Эквестрии призываем оказывать предъявителю сего всю возможную помощь и содействие.</text:p>
      <text:p text:style-name="P29">26.07.2143 А.С.</text:p>
      <text:p text:style-name="P53"/>
      <text:h text:style-name="Heading_20_2" text:outline-level="2">24. Навсегда. И всегда.</text:h>
      <text:p text:style-name="P125"/>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text:soft-page-break/>–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oft-page-break/><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text:soft-page-break/>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8">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text:soft-page-break/>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Если так пойдёт и дальше, тут образуется небольшое море. Мы опасаемся, найдём ли мы на месте Наш Дом?</text:p>
      <text:p text:style-name="P53">Я приложил глаз к окуляру подзорной трубы. Края болот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text:soft-page-break/>–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болот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болот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болот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этот раунд.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 Рэйнбоу Дэш, твой выход. – обратилась к пегаске Луна. – Удача пусть сопутствует тебе, храбрая пегаска! Мы же подстрахуем тебя.</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поочерёдно к каждой из своих подруг. Потёршись с каждой носом и дополнительно обнявшись с Эпплджек, пегаска без слов набрала разгон и прыгнула с края.</text:p>
      <text:p text:style-name="P53"/>
      <text:p text:style-name="P53"/>
      <text:p text:style-name="P53"/>
      <text:p text:style-name="P53"/>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39"/>
      <text:p text:style-name="P53">Похоже, мы выиграли этот бой</text:p>
      <text:p text:style-name="P39"/>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text:soft-page-break/>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text:soft-page-break/>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oft-page-break/><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text:soft-page-break/>–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text:soft-page-break/>2<text:span text:style-name="T1">6</text:span>. <text:span text:style-name="T1">Терра</text:span></text:h>
      <text:h text:style-name="P146"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text:span><text:soft-page-break/><text:span text:style-name="T26">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text:soft-page-break/></text:p>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soft-page-break/>…</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text:soft-page-break/>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6"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text:soft-page-break/>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malfunction. Nash AI module stop…</text:p>
      <text:p text:style-name="P86">Cluster going down in 2 minutes…</text:p>
      <text:p text:style-name="P86"><text:soft-page-break/>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9">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2"/>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0">– Привет, Сел.</text:p>
      <text:p text:style-name="P141">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4" text:outline-level="2">2<text:span text:style-name="T1">9</text:span>. Отбытие</text:h>
      <text:p text:style-name="P115">&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text:soft-page-break/>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text:soft-page-break/>– На крышу, живо!!! Через окно на кухне! – зашипел Дискорд.</text:p>
      <text:p text:style-name="P121">– Что? – ступил я.</text:p>
      <text:p text:style-name="P118"><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9">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text:soft-page-break/>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text:soft-page-break/>–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soft-page-break/>***</text:p>
      <text:p text:style-name="P119"/>
      <text:p text:style-name="P118">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text:soft-page-break/>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text:soft-page-break/></text:p>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text:soft-page-break/>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8">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9">.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text:soft-page-break/>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text:soft-page-break/>–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text:span><text:span text:style-name="T49">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5"/>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3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6">Я подозрительно посмотрел на Анакорна.</text:p>
      <text:p text:style-name="P105"><text:soft-page-break/><text:span text:style-name="T17">–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5">…</text:p>
      <text:p text:style-name="P105">Факн щит<text:note text:id="ftn15" text:note-class="footnote"><text:note-citation>15</text:note-citation><text:note-body><text:p text:style-name="P137">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text:soft-page-break/>–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74">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text:soft-page-break/></text:p>
      <text:p text:style-name="P107">***</text:p>
      <text:p text:style-name="P109"/>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7"><text:span text:style-name="T33">–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3"/>
      <text:h text:style-name="Heading_20_2" text:outline-level="2">Эпилог. Земля</text:h>
      <text:p text:style-name="P112">&lt;<text:span text:style-name="T52">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7-11T00:23:41.05</dc:date>
    <meta:editing-duration>P140DT3H12M23S</meta:editing-duration>
    <meta:editing-cycles>8602</meta:editing-cycles>
    <meta:generator>OpenOffice/4.1.1$Win32 OpenOffice.org_project/411m6$Build-9775</meta:generator>
    <dc:creator>макс </dc:creator>
    <meta:document-statistic meta:table-count="0" meta:image-count="0" meta:object-count="0" meta:page-count="219" meta:paragraph-count="4626" meta:word-count="101786" meta:character-count="646321"/>
  </office:meta>
</office:document-meta>
</file>